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64cm"/>
    </style:style>
    <style:style style:name="Table1.D" style:family="table-column">
      <style:table-column-properties style:column-width="3.50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3" style:family="table-cell" style:data-style-name="N37">
      <style:table-cell-properties fo:padding="0.097cm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4" style:family="table-cell" style:data-style-name="N37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5" style:family="table-cell" style:data-style-name="N37">
      <style:table-cell-properties fo:padding="0.097cm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3cf8e" officeooo:paragraph-rsid="0013cf8e"/>
    </style:style>
    <style:style style:name="P6" style:family="paragraph" style:parent-style-name="Table_20_Contents">
      <style:paragraph-properties fo:text-align="start" style:justify-single-word="false"/>
      <style:text-properties officeooo:paragraph-rsid="0013cf8e"/>
    </style:style>
    <style:style style:name="T1" style:family="text">
      <style:text-properties officeooo:rsid="0013cf8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R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Sujet de la réunion: <text:span text:style-name="T1">Première intégratio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te:<text:span text:style-name="T1">28</text:span>/02/2021</text:p>
          </table:table-cell>
          <table:table-cell table:style-name="Table1.A2" office:value-type="string">
            <text:p text:style-name="P4">Heure: <text:span text:style-name="T1">18</text:span>h</text:p>
          </table:table-cell>
          <table:table-cell table:style-name="Table1.C2" table:number-columns-spanned="2" office:value-type="string">
            <text:p text:style-name="P4">Lieu: Télétravail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4">Réunion organisée par</text:p>
          </table:table-cell>
          <table:table-cell table:style-name="Table1.B8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Type de réunion</text:p>
          </table:table-cell>
          <table:table-cell table:style-name="Table1.B8" table:number-columns-spanned="3" office:value-type="string">
            <text:p text:style-name="P4">Réunion de projet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Secrétaire</text:p>
          </table:table-cell>
          <table:table-cell table:style-name="Table1.B8" table:number-columns-spanned="3" office:value-type="string">
            <text:p text:style-name="P5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Participants</text:p>
          </table:table-cell>
          <table:table-cell table:style-name="Table1.B8" table:number-columns-spanned="3" office:value-type="string">
            <text:p text:style-name="P4">Yann B., Louis L., Thomas L., Vincent C., Florian L.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Absent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Excusé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6">Ordre du jour: <text:span text:style-name="T1">Intégration du générateur de problème et de solution avec l’UI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Temps imparti: <text:span text:style-name="T1">2h</text:span></text:p>
          </table:table-cell>
          <table:table-cell table:style-name="Table1.C2" table:number-columns-spanned="3" office:value-type="string">
            <text:p text:style-name="P4">Présentateur: Louis L. et <text:span text:style-name="T1">Florian L.</text:span>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4">Conclusions</text:p>
          </table:table-cell>
          <table:table-cell table:style-name="Table1.B11" table:number-columns-spanned="3" office:value-type="string">
            <text:p text:style-name="P5">Le générateur automatique de problème fonctionne dans l’ensemble correctement (bug notable: 0*x + b = c). Le problème s’affiche correctement dans l’application. Les solutions sont justes et s’affichent correctement. <text:line-break/><text:line-break/>Il manque à présent l’intégration du parser d’input utilisateur pour comparaison avec la solution générée.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oints d’action</text:p>
          </table:table-cell>
          <table:covered-table-cell/>
          <table:table-cell table:style-name="Table1.A2" office:value-type="string">
            <text:p text:style-name="P4">Responsable</text:p>
          </table:table-cell>
          <table:table-cell table:style-name="Table1.C2" office:value-type="string">
            <text:p text:style-name="P4">Délai à respecter</text:p>
          </table:table-cell>
        </table:table-row>
        <table:table-row table:style-name="Table1.1">
          <table:table-cell table:style-name="Table1.A15" table:number-columns-spanned="2" office:value-type="string">
            <text:p text:style-name="P5">Implémentation d’un parseur d’input</text:p>
          </table:table-cell>
          <table:covered-table-cell/>
          <table:table-cell table:style-name="Table1.C15" office:value-type="string">
            <text:p text:style-name="P5">Louis L. et Vincent C.</text:p>
          </table:table-cell>
          <table:table-cell table:style-name="Table1.D13" office:value-type="date" office:date-value="2021-03-04">
            <text:p text:style-name="P5">04/03/21</text:p>
          </table:table-cell>
        </table:table-row>
        <table:table-row table:style-name="Table1.1">
          <table:table-cell table:style-name="Table1.A15" table:number-columns-spanned="2" office:value-type="string">
            <text:p text:style-name="P5">Implémentation d’une barre de progression</text:p>
          </table:table-cell>
          <table:covered-table-cell/>
          <table:table-cell table:style-name="Table1.C15" office:value-type="string">
            <text:p text:style-name="P5">Thomas L. et Florian L.</text:p>
          </table:table-cell>
          <table:table-cell table:style-name="Table1.D14" office:value-type="date" office:date-value="2021-03-04">
            <text:p text:style-name="P5">04/03/21</text:p>
          </table:table-cell>
        </table:table-row>
        <table:table-row table:style-name="Table1.1">
          <table:table-cell table:style-name="Table1.A15" table:number-columns-spanned="2" office:value-type="string">
            <text:p text:style-name="P5">Implémentation d’un dark mode + redimensionnements corrects</text:p>
          </table:table-cell>
          <table:covered-table-cell/>
          <table:table-cell table:style-name="Table1.C15" office:value-type="string">
            <text:p text:style-name="P5">Yann Berthelot</text:p>
          </table:table-cell>
          <table:table-cell table:style-name="Table1.D15" office:value-type="date" office:date-value="2021-03-04">
            <text:p text:style-name="P5">04/03/21</text:p>
          </table:table-cell>
        </table:table-row>
        <table:table-row table:style-name="Table1.1">
          <table:table-cell table:style-name="Table1.A16" office:value-type="string">
            <text:p text:style-name="P4">Date proch.: <text:span text:style-name="T1">04/03/2021</text:span></text:p>
          </table:table-cell>
          <table:table-cell table:style-name="Table1.A16" office:value-type="string">
            <text:p text:style-name="P4">Heure : <text:span text:style-name="T1">10h</text:span></text:p>
          </table:table-cell>
          <table:table-cell table:style-name="Table1.A9" table:number-columns-spanned="2" office:value-type="string">
            <text:p text:style-name="P4">Lieu : Télétravail</text:p>
          </table:table-cell>
          <table:covered-table-cell/>
        </table:table-row>
        <table:table-row table:style-name="Table1.1">
          <table:table-cell table:style-name="Table1.A17" office:value-type="string">
            <text:p text:style-name="P4">Points à aborder: </text:p>
          </table:table-cell>
          <table:table-cell table:style-name="Table1.B17" table:number-columns-spanned="3" office:value-type="string">
            <text:p text:style-name="P5">Intégration du parseur d’input pour comparaison avec la solution générée et incrémentation du score + affichages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6:05:07.559400931</meta:creation-date>
    <dc:date>2021-03-06T17:43:03.453662128</dc:date>
    <meta:editing-duration>PT33M17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1" meta:paragraph-count="39" meta:word-count="175" meta:character-count="1189" meta:non-whitespace-character-count="1050"/>
  </office:meta>
</office:document-meta>
</file>